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STBW</text:p>
          </table:table-cell>
          <table:table-cell office:value-type="string" calcext:value-type="string">
            <text:p>Einh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-0.011" calcext:value-type="float">
            <text:p>-0,01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center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he Peak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öhePeak gesamt: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undet</text:p>
          </table:table-cell>
          <table:table-cell table:style-name="ce2" table:formula="of:=[.B9]" office:value-type="float" office:value="1.2" calcext:value-type="float">
            <text:p>1,20</text:p>
          </table:table-cell>
          <table:table-cell table:style-name="ce2" table:formula="of:=[.C9]" office:value-type="float" office:value="0.1" calcext:value-type="float">
            <text:p>0,10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ierte Dat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chungsindex</text:p>
          </table:table-cell>
          <table:table-cell office:value-type="float" office:value="1.39" calcext:value-type="float">
            <text:p>1,39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pplerwinkel</text:p>
          </table:table-cell>
          <table:table-cell office:value-type="float" office:value="2.29" calcext:value-type="float">
            <text:p>2,2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EGA UNGENAU könnte auch 3,9 sein ----&gt; (???)</text:p>
          </table:table-cell>
          <table:table-cell table:number-columns-repeated="1019"/>
        </table:table-row>
        <table:table-row table:style-name="ro1">
          <table:table-cell/>
          <table:table-cell table:formula="of:=[.B14]*(PI()/180)" office:value-type="float" office:value="0.0399680398706701" calcext:value-type="float">
            <text:p>0,0399680399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Quelle: Mitschri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uenz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bda0</text:p>
          </table:table-cell>
          <table:table-cell office:value-type="float" office:value="845" calcext:value-type="float">
            <text:p>8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larinnendurchm.</text:p>
          </table:table-cell>
          <table:table-cell office:value-type="float" office:value="58.1" calcext:value-type="float">
            <text:p>58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ixel</text:p>
          </table:table-cell>
          <table:table-cell table:number-columns-repeated="1020"/>
        </table:table-row>
        <table:table-row table:style-name="ro1">
          <table:table-cell/>
          <table:table-cell table:formula="of:=[.B18]*5" office:value-type="float" office:value="290.5" calcext:value-type="float">
            <text:p>290,5</text:p>
          </table:table-cell>
          <table:table-cell table:formula="of:=[.C18]*5" office:value-type="float" office:value="6.5" calcext:value-type="float">
            <text:p>6,5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ax =</text:p>
          </table:table-cell>
          <table:table-cell table:formula="of:=([.B9]*[.B17]*[.B16])/(4*PI()*[.B13]*SIN([.B15]))" office:value-type="float" office:value="17434011.1684068" calcext:value-type="float">
            <text:p>17434011,1684068</text:p>
          </table:table-cell>
          <table:table-cell table:formula="of:=SQRT(([.C9]/[.B9])^2+([.C13]/[.B13])^2+([.C17]/[.B17])^2)*[.B20]" office:value-type="float" office:value="1698200.22827316" calcext:value-type="float">
            <text:p>1698200,22827316</text:p>
          </table:table-cell>
          <table:table-cell office:value-type="string" calcext:value-type="string">
            <text:p>nm/s</text:p>
          </table:table-cell>
          <table:table-cell/>
          <table:table-cell table:formula="of:=[.B20]/10^6" office:value-type="float" office:value="17.4340111684068" calcext:value-type="float">
            <text:p>17,4340111684</text:p>
          </table:table-cell>
          <table:table-cell table:formula="of:=[.C20]/10^6" office:value-type="float" office:value="1.69820022827316" calcext:value-type="float">
            <text:p>1,6982002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nstrom</text:p>
          </table:table-cell>
          <table:table-cell table:formula="of:=(PI()*([.B19]/2)^2*[.B20])/2" office:value-type="float" office:value="577762671246.074" calcext:value-type="float">
            <text:p>577762671246,074</text:p>
          </table:table-cell>
          <table:table-cell table:formula="of:=[.B21]*SQRT(([.C19]/[.B19])^2+([.C20]/[.B20])^2)" office:value-type="float" office:value="57744005636.2295" calcext:value-type="float">
            <text:p>57744005636,2295</text:p>
          </table:table-cell>
          <table:table-cell office:value-type="string" calcext:value-type="string">
            <text:p>10^-21 m³/s</text:p>
          </table:table-cell>
          <table:table-cell/>
          <table:table-cell office:value-type="float" office:value="17.4" calcext:value-type="float">
            <text:p>17,4</text:p>
          </table:table-cell>
          <table:table-cell office:value-type="float" office:value="1.7" calcext:value-type="float">
            <text:p>1,7</text:p>
          </table:table-cell>
          <table:table-cell table:number-columns-repeated="1017"/>
        </table:table-row>
        <table:table-row table:style-name="ro1">
          <table:table-cell/>
          <table:table-cell table:formula="of:=[.B21]*(10^-21)*(10^6)" office:value-type="float" office:value="0.000577762671246074" calcext:value-type="float">
            <text:p>0,0005777627</text:p>
          </table:table-cell>
          <table:table-cell table:formula="of:=[.C21]*(10^-21)*(10^6)" office:value-type="float" office:value="0.0000577440056362295" calcext:value-type="float">
            <text:p>0,000057744</text:p>
          </table:table-cell>
          <table:table-cell office:value-type="string" calcext:value-type="string">
            <text:p>ml/s</text:p>
          </table:table-cell>
          <table:table-cell table:number-columns-repeated="1020"/>
        </table:table-row>
        <table:table-row table:style-name="ro1">
          <table:table-cell/>
          <table:table-cell table:formula="of:=[.B22]*3600" office:value-type="float" office:value="2.07994561648587" calcext:value-type="float">
            <text:p>2,0799456165</text:p>
          </table:table-cell>
          <table:table-cell table:formula="of:=[.C22]*3600" office:value-type="float" office:value="0.207878420290426" calcext:value-type="float">
            <text:p>0,2078784203</text:p>
          </table:table-cell>
          <table:table-cell office:value-type="string" calcext:value-type="string">
            <text:p>ml/h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08" calcext:value-type="float">
            <text:p>2,08</text:p>
          </table:table-cell>
          <table:table-cell office:value-type="float" office:value="0.21" calcext:value-type="float">
            <text:p>0,21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16:59:08.1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creation-date>2016-11-08T21:17:08Z</meta:creation-date>
    <dc:date>2016-11-17T17:10:02.906000000</dc:date>
    <meta:editing-cycles>5</meta:editing-cycles>
    <meta:editing-duration>PT23M9S</meta:editing-duration>
    <meta:document-statistic meta:table-count="1" meta:cell-count="78" meta:object-count="0"/>
  </office:meta>
</office:document-meta>
</file>